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1" svg:font-family="Consolas"/>
    <style:font-face style:name="Sans" svg:font-family="San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8.15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1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nsola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zh" style:country-asian="CN" style:font-style-asian="normal" style:font-weight-asian="normal" style:font-name-complex="Consolas" style:font-size-complex="5.65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2">
          <table:table-cell office:value-type="string">
            <text:p>ActionComponent</text:p>
          </table:table-cell>
        </table:table-row>
        <table:table-row table:style-name="ro2">
          <table:table-cell table:style-name="ce12" office:value-type="string">
            <text:p>openApplication</text:p>
          </table:table-cell>
        </table:table-row>
        <table:table-row table:style-name="ro2">
          <table:table-cell table:style-name="ce13" office:value-type="string">
            <text:p>verifyNoSearchIconOnFanWall</text:p>
          </table:table-cell>
        </table:table-row>
        <table:table-row table:style-name="ro2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1" svg:font-family="Consolas"/>
    <style:font-face style:name="Sans" svg:font-family="San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14/12/2016</text:date>, <text:time>17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28S</meta:editing-duration>
    <meta:editing-cycles>11</meta:editing-cycles>
    <meta:generator>OpenOffice.org/3.4.1$Unix OpenOffice.org_project/341m1$Build-9593</meta:generator>
    <dc:date>2016-12-14T17:21:34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